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79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180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81" svg:stroke-width="0.019cm" svg:stroke-color="#000000" draw:marker-start="" draw:marker-start-width="0.302cm" draw:marker-start-center="false" draw:marker-end="" draw:marker-end-width="0.302cm" draw:marker-end-center="false" draw:fill="solid" draw:fill-color="#ff0000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182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183" svg:stroke-width="0.019cm" svg:stroke-color="#ff0000" draw:marker-start="" draw:marker-start-width="0.302cm" draw:marker-start-center="false" draw:marker-end="" draw:marker-end-width="0.30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84" svg:stroke-width="0.019cm" svg:stroke-color="#000000" draw:marker-start="" draw:marker-start-width="0.302cm" draw:marker-start-center="false" draw:marker-end="" draw:marker-end-width="0.30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185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186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187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188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189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23cm" svg:height="0.38cm" svg:x="9.379cm" svg:y="15.37cm">
            <draw:text-box>
              <text:p text:style-name="P1"><text:span text:style-name="T1">A</text:span></text:p>
            </draw:text-box>
          </draw:frame>
          <draw:frame draw:style-name="gr2" draw:text-style-name="P2" draw:layer="layout" svg:width="0.223cm" svg:height="0.38cm" svg:x="9.887cm" svg:y="13.927cm">
            <draw:text-box>
              <text:p text:style-name="P1"><text:span text:style-name="T1">B</text:span></text:p>
            </draw:text-box>
          </draw:frame>
          <draw:line draw:style-name="gr3" draw:text-style-name="P3" draw:layer="layout" svg:x1="9.612cm" svg:y1="15.417cm" svg:x2="11.428cm" svg:y2="14.508cm">
            <text:p/>
          </draw:line>
          <draw:frame draw:style-name="gr4" draw:text-style-name="P2" draw:layer="layout" svg:width="0.204cm" svg:height="0.38cm" svg:x="11.434cm" svg:y="14.274cm">
            <draw:text-box>
              <text:p text:style-name="P1"><text:span text:style-name="T1">P</text:span></text:p>
            </draw:text-box>
          </draw:frame>
          <draw:line draw:style-name="gr5" draw:text-style-name="P4" draw:layer="layout" svg:x1="10.097cm" svg:y1="14.242cm" svg:x2="9.612cm" svg:y2="15.416cm">
            <text:p/>
          </draw:line>
          <draw:line draw:style-name="gr6" draw:text-style-name="P4" draw:layer="layout" svg:x1="11.425cm" svg:y1="14.508cm" svg:x2="10.094cm" svg:y2="14.242cm">
            <text:p/>
          </draw:line>
          <draw:frame draw:name="DescriptionOOoTep" draw:style-name="gr7" draw:text-style-name="P5" draw:layer="layout" svg:width="0.004cm" svg:height="0.003cm" svg:x="9.563cm" svg:y="15.375cm">
            <draw:text-box>
              <text:p/>
            </draw:text-box>
            <svg:desc>@options;
  repereortho(14,174,30,1,1){ 0 , moyen , grisfonce , num1 ,i};

@figure;
  A = point( 1.5 , 1.5 );
  B = point( 5.5 , 3.67 );
  sAB = segment( A , B );
  C = point( 2.6 , 1.9 )  { i };
  cerayA3 = cerclerayon( A , 3 )  { i };
  cerayB3 = cerclerayon( B , 3 )  { i };
  P = intersection( cerayA3 , cerayB3 , 1 )  { (-0.73,-0.47) };
  D = intersection( cerayA3 , cerayB3 , 2 )  { i };
  sPA = segment( P , A );
  sBP = segment( B , P );

</svg:desc>
          </draw:frame>
          <draw:line draw:style-name="gr8" draw:text-style-name="P4" draw:layer="layout" svg:x1="10.76cm" svg:y1="14.29cm" svg:x2="10.653cm" svg:y2="14.407cm">
            <text:p/>
          </draw:line>
          <draw:line draw:style-name="gr9" draw:text-style-name="P4" draw:layer="layout" svg:x1="10.818cm" svg:y1="14.321cm" svg:x2="10.711cm" svg:y2="14.438cm">
            <text:p/>
          </draw:line>
          <draw:line draw:style-name="gr10" draw:text-style-name="P4" draw:layer="layout" svg:x1="9.858cm" svg:y1="14.688cm" svg:x2="10.014cm" svg:y2="14.739cm">
            <text:p/>
          </draw:line>
          <draw:line draw:style-name="gr11" draw:text-style-name="P4" draw:layer="layout" svg:x1="9.829cm" svg:y1="14.745cm" svg:x2="9.985cm" svg:y2="14.79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35:34.413638970</meta:creation-date>
    <dc:date>2018-02-09T15:35:54.270597480</dc:date>
    <meta:editing-duration>PT20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